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officeooo:rsid="37078124" officeooo:paragraph-rsid="37078124"/>
    </style:style>
    <style:style style:name="P5" style:family="paragraph" style:parent-style-name="Text_20_body">
      <style:text-properties officeooo:rsid="373820a8" officeooo:paragraph-rsid="373820a8"/>
    </style:style>
    <style:style style:name="P6" style:family="paragraph" style:parent-style-name="Text_20_body">
      <style:text-properties officeooo:rsid="381ba151" officeooo:paragraph-rsid="381ba151"/>
    </style:style>
    <style:style style:name="P7" style:family="paragraph" style:parent-style-name="Text_20_body">
      <style:text-properties officeooo:rsid="3a429ca9" officeooo:paragraph-rsid="3a429ca9"/>
    </style:style>
    <style:style style:name="P8" style:family="paragraph" style:parent-style-name="Text_20_body">
      <style:text-properties officeooo:rsid="3a735f4d" officeooo:paragraph-rsid="3a735f4d"/>
    </style:style>
    <style:style style:name="P9" style:family="paragraph" style:parent-style-name="Text_20_body">
      <style:text-properties officeooo:rsid="3ebb4597" officeooo:paragraph-rsid="3ebb4597"/>
    </style:style>
    <style:style style:name="P10" style:family="paragraph" style:parent-style-name="Text_20_body">
      <style:text-properties officeooo:paragraph-rsid="3ebe0368"/>
    </style:style>
    <style:style style:name="P11" style:family="paragraph" style:parent-style-name="Text_20_body">
      <style:text-properties officeooo:rsid="37054b75" officeooo:paragraph-rsid="3ec7d21d"/>
    </style:style>
    <style:style style:name="P12" style:family="paragraph" style:parent-style-name="Text_20_body">
      <style:text-properties officeooo:rsid="3948088a" officeooo:paragraph-rsid="3948088a"/>
    </style:style>
    <style:style style:name="P13" style:family="paragraph" style:parent-style-name="Text_20_body">
      <style:text-properties fo:font-style="normal" officeooo:rsid="3dd7f770" officeooo:paragraph-rsid="3dd7f770" style:font-style-asian="normal" style:font-style-complex="normal"/>
    </style:style>
    <style:style style:name="P14" style:family="paragraph" style:parent-style-name="Text_20_body">
      <style:text-properties fo:font-style="normal" officeooo:rsid="35e0484a" officeooo:paragraph-rsid="3eca56fb" style:font-style-asian="normal" style:font-style-complex="normal"/>
    </style:style>
    <style:style style:name="P15" style:family="paragraph" style:parent-style-name="Text_20_body">
      <style:text-properties officeooo:rsid="339f8655" officeooo:paragraph-rsid="339f8655"/>
    </style:style>
    <style:style style:name="P16" style:family="paragraph" style:parent-style-name="Text_20_body">
      <style:text-properties fo:font-style="italic" officeooo:rsid="3a66eab9" officeooo:paragraph-rsid="3eca56fb" style:font-style-asian="italic" style:font-style-complex="italic"/>
    </style:style>
    <style:style style:name="P17" style:family="paragraph" style:parent-style-name="Text_20_body">
      <style:text-properties officeooo:rsid="3c7a4650" officeooo:paragraph-rsid="3c7a4650"/>
    </style:style>
    <style:style style:name="P18" style:family="paragraph" style:parent-style-name="Text_20_body">
      <style:text-properties officeooo:rsid="3a66eab9" officeooo:paragraph-rsid="3a66eab9"/>
    </style:style>
    <style:style style:name="P19" style:family="paragraph" style:parent-style-name="Text_20_body">
      <style:text-properties officeooo:rsid="3d69cd93" officeooo:paragraph-rsid="3d69cd93"/>
    </style:style>
    <style:style style:name="P20" style:family="paragraph" style:parent-style-name="Text_20_body">
      <style:text-properties officeooo:rsid="38cb10ee" officeooo:paragraph-rsid="38cb10ee"/>
    </style:style>
    <style:style style:name="P21" style:family="paragraph" style:parent-style-name="Text_20_body">
      <style:text-properties officeooo:rsid="36bf326d" officeooo:paragraph-rsid="36bfbf9e"/>
    </style:style>
    <style:style style:name="P22" style:family="paragraph" style:parent-style-name="Text_20_body">
      <style:text-properties officeooo:rsid="3c546974" officeooo:paragraph-rsid="3c546974"/>
    </style:style>
    <style:style style:name="P23" style:family="paragraph" style:parent-style-name="Text_20_body">
      <style:text-properties officeooo:rsid="33a6cd36" officeooo:paragraph-rsid="33a6cd36"/>
    </style:style>
    <style:style style:name="P24" style:family="paragraph" style:parent-style-name="Text_20_body">
      <style:text-properties officeooo:rsid="3020b1f3" officeooo:paragraph-rsid="3ec7d21d"/>
    </style:style>
    <style:style style:name="P25" style:family="paragraph" style:parent-style-name="Text_20_body">
      <style:text-properties officeooo:rsid="30578b9f" officeooo:paragraph-rsid="3ec94f31"/>
    </style:style>
    <style:style style:name="P26" style:family="paragraph" style:parent-style-name="Text_20_body">
      <style:text-properties officeooo:rsid="35e9c591" officeooo:paragraph-rsid="3ec7d21d"/>
    </style:style>
    <style:style style:name="P27" style:family="paragraph" style:parent-style-name="Text_20_body">
      <style:text-properties officeooo:rsid="341922ca" officeooo:paragraph-rsid="3ebfa7d9"/>
    </style:style>
    <style:style style:name="P28" style:family="paragraph" style:parent-style-name="Text_20_body">
      <style:text-properties officeooo:rsid="370218e5" officeooo:paragraph-rsid="3ebfd5c0"/>
    </style:style>
    <style:style style:name="P29" style:family="paragraph" style:parent-style-name="Text_20_body">
      <style:text-properties officeooo:rsid="36e1cfb7" officeooo:paragraph-rsid="3ecab493"/>
    </style:style>
    <style:style style:name="P30" style:family="paragraph" style:parent-style-name="Text_20_body">
      <style:text-properties officeooo:rsid="2e682b1d" officeooo:paragraph-rsid="3ec94f31"/>
    </style:style>
    <style:style style:name="P31" style:family="paragraph" style:parent-style-name="Text_20_body">
      <style:text-properties officeooo:rsid="3309cb8d" officeooo:paragraph-rsid="3ec7d21d"/>
    </style:style>
    <style:style style:name="P32" style:family="paragraph" style:parent-style-name="Text_20_body">
      <style:text-properties officeooo:rsid="330e2b7e" officeooo:paragraph-rsid="3eca56fb"/>
    </style:style>
    <style:style style:name="P33" style:family="paragraph" style:parent-style-name="Text_20_body">
      <style:text-properties officeooo:rsid="35e1540e" officeooo:paragraph-rsid="3ecab493"/>
    </style:style>
    <style:style style:name="P34" style:family="paragraph" style:parent-style-name="Text_20_body">
      <style:text-properties officeooo:rsid="35e437ec" officeooo:paragraph-rsid="3ecab493"/>
    </style:style>
    <style:style style:name="P35" style:family="paragraph" style:parent-style-name="Text_20_body">
      <style:text-properties officeooo:rsid="35e77276" officeooo:paragraph-rsid="3ecab493"/>
    </style:style>
    <style:style style:name="P36" style:family="paragraph" style:parent-style-name="Text_20_body">
      <style:text-properties officeooo:rsid="3dd3ea74" officeooo:paragraph-rsid="3ec94f31"/>
    </style:style>
    <style:style style:name="P37" style:family="paragraph" style:parent-style-name="Standard" style:list-style-name="L7">
      <style:text-properties officeooo:rsid="3aa3bfb1"/>
    </style:style>
    <style:style style:name="P38" style:family="paragraph" style:parent-style-name="Example" style:list-style-name="L2">
      <style:text-properties fo:language="cs" fo:country="CZ" officeooo:rsid="3d947f21" officeooo:paragraph-rsid="3d947f21"/>
    </style:style>
    <style:style style:name="P39" style:family="paragraph" style:parent-style-name="Example" style:list-style-name="L2">
      <style:text-properties fo:language="cs" fo:country="CZ" officeooo:rsid="3c220128" officeooo:paragraph-rsid="3d9a3a47"/>
    </style:style>
    <style:style style:name="P40" style:family="paragraph" style:parent-style-name="Example" style:list-style-name="L2">
      <style:text-properties officeooo:rsid="27ea0ea6" officeooo:paragraph-rsid="3d9f166b"/>
    </style:style>
    <style:style style:name="P41" style:family="paragraph" style:parent-style-name="Heading_20_3">
      <style:text-properties officeooo:paragraph-rsid="3ecb6fdd"/>
    </style:style>
    <style:style style:name="P42" style:family="paragraph" style:parent-style-name="Heading_20_2">
      <style:text-properties officeooo:paragraph-rsid="3ecb6fdd"/>
    </style:style>
    <style:style style:name="P43" style:family="paragraph" style:parent-style-name="Heading_20_1" style:master-page-name="Standard">
      <style:paragraph-properties style:page-number="auto"/>
    </style:style>
    <style:style style:name="P44" style:family="paragraph" style:parent-style-name="Text_20_body" style:list-style-name="L1">
      <style:text-properties officeooo:rsid="3eb65283" officeooo:paragraph-rsid="3eb65283"/>
    </style:style>
    <style:style style:name="P45" style:family="paragraph" style:parent-style-name="Text_20_body" style:list-style-name="L1">
      <style:text-properties officeooo:rsid="3eb964e3" officeooo:paragraph-rsid="3eb964e3"/>
    </style:style>
    <style:style style:name="P46" style:family="paragraph" style:parent-style-name="Text_20_body" style:list-style-name="L2">
      <style:text-properties officeooo:paragraph-rsid="3bed1a53"/>
    </style:style>
    <style:style style:name="P47" style:family="paragraph" style:parent-style-name="Text_20_body" style:list-style-name="L2">
      <style:text-properties officeooo:paragraph-rsid="3d9f166b"/>
    </style:style>
    <style:style style:name="P48" style:family="paragraph" style:parent-style-name="Text_20_body" style:list-style-name="L2">
      <style:text-properties officeooo:rsid="3c7d9eea" officeooo:paragraph-rsid="3c7d9eea"/>
    </style:style>
    <style:style style:name="P49" style:family="paragraph" style:parent-style-name="Text_20_body" style:list-style-name="L2">
      <style:text-properties fo:language="cs" fo:country="CZ" officeooo:rsid="3c7d9eea" officeooo:paragraph-rsid="3c7d9eea"/>
    </style:style>
    <style:style style:name="P50" style:family="paragraph" style:parent-style-name="Text_20_body" style:list-style-name="L2">
      <style:text-properties fo:language="cs" fo:country="CZ" officeooo:rsid="3d947f21" officeooo:paragraph-rsid="3d947f21"/>
    </style:style>
    <style:style style:name="P51" style:family="paragraph" style:parent-style-name="Text_20_body" style:list-style-name="L10">
      <style:text-properties fo:language="cs" fo:country="CZ" officeooo:rsid="36ed2054" officeooo:paragraph-rsid="3eca56fb"/>
    </style:style>
    <style:style style:name="P52" style:family="paragraph" style:parent-style-name="Text_20_body" style:list-style-name="L10">
      <style:text-properties fo:language="cs" fo:country="CZ" fo:font-style="normal" officeooo:rsid="36ed2054" officeooo:paragraph-rsid="3eca56fb" style:font-style-asian="normal" style:font-style-complex="normal"/>
    </style:style>
    <style:style style:name="P53" style:family="paragraph" style:parent-style-name="Text_20_body" style:list-style-name="L10">
      <style:text-properties fo:language="cs" fo:country="CZ" fo:font-style="normal" officeooo:rsid="3eca56fb" officeooo:paragraph-rsid="3eca56fb" style:font-style-asian="normal" style:font-style-complex="normal"/>
    </style:style>
    <style:style style:name="P54" style:family="paragraph" style:parent-style-name="Text_20_body" style:list-style-name="L9">
      <style:text-properties fo:language="cs" fo:country="CZ" officeooo:rsid="3ebe0368" officeooo:paragraph-rsid="3ebe0368"/>
    </style:style>
    <style:style style:name="P55" style:family="paragraph" style:parent-style-name="Text_20_body" style:list-style-name="L24">
      <style:text-properties fo:language="cs" fo:country="CZ" officeooo:rsid="3dd42e51" officeooo:paragraph-rsid="3ec94f31"/>
    </style:style>
    <style:style style:name="P56" style:family="paragraph" style:parent-style-name="Text_20_body" style:list-style-name="L25">
      <style:text-properties fo:language="cs" fo:country="CZ" officeooo:rsid="3dd26aad" officeooo:paragraph-rsid="3dd26aad"/>
    </style:style>
    <style:style style:name="P57" style:family="paragraph" style:parent-style-name="Text_20_body" style:list-style-name="L26">
      <style:text-properties fo:language="cs" fo:country="CZ" officeooo:rsid="2e68a41c" officeooo:paragraph-rsid="3ec94f31"/>
    </style:style>
    <style:style style:name="P58" style:family="paragraph" style:parent-style-name="Text_20_body" style:list-style-name="L2">
      <style:text-properties officeooo:rsid="3e73e580" officeooo:paragraph-rsid="3e73e580"/>
    </style:style>
    <style:style style:name="P59" style:family="paragraph" style:parent-style-name="Text_20_body" style:list-style-name="L2">
      <style:text-properties officeooo:rsid="339f8655" officeooo:paragraph-rsid="3ebe0368"/>
    </style:style>
    <style:style style:name="P60" style:family="paragraph" style:parent-style-name="Text_20_body" style:list-style-name="L7">
      <style:text-properties officeooo:rsid="339f8655" officeooo:paragraph-rsid="36feed1e"/>
    </style:style>
    <style:style style:name="P61" style:family="paragraph" style:parent-style-name="Text_20_body" style:list-style-name="L3">
      <style:text-properties officeooo:rsid="381ba151" officeooo:paragraph-rsid="381ba151"/>
    </style:style>
    <style:style style:name="P62" style:family="paragraph" style:parent-style-name="Text_20_body" style:list-style-name="L3">
      <style:text-properties officeooo:rsid="381bdf6f" officeooo:paragraph-rsid="381bdf6f"/>
    </style:style>
    <style:style style:name="P63" style:family="paragraph" style:parent-style-name="Text_20_body" style:list-style-name="L4">
      <style:text-properties officeooo:paragraph-rsid="37385ef0"/>
    </style:style>
    <style:style style:name="P64" style:family="paragraph" style:parent-style-name="Text_20_body" style:list-style-name="L5">
      <style:text-properties officeooo:rsid="3ebfd5c0" officeooo:paragraph-rsid="3ebfd5c0"/>
    </style:style>
    <style:style style:name="P65" style:family="paragraph" style:parent-style-name="Text_20_body" style:list-style-name="L6">
      <style:text-properties officeooo:rsid="37054b75" officeooo:paragraph-rsid="3ec7d21d"/>
    </style:style>
    <style:style style:name="P66" style:family="paragraph" style:parent-style-name="Text_20_body" style:list-style-name="L6">
      <style:text-properties officeooo:rsid="3ec7d21d" officeooo:paragraph-rsid="3ec7d21d"/>
    </style:style>
    <style:style style:name="P67" style:family="paragraph" style:parent-style-name="Text_20_body" style:list-style-name="L7">
      <style:text-properties officeooo:rsid="3a4ce24a" officeooo:paragraph-rsid="3e8b078d"/>
    </style:style>
    <style:style style:name="P68" style:family="paragraph" style:parent-style-name="Text_20_body" style:list-style-name="L7">
      <style:text-properties officeooo:rsid="3ad3531a" officeooo:paragraph-rsid="3ad3531a"/>
    </style:style>
    <style:style style:name="P69" style:family="paragraph" style:parent-style-name="Text_20_body" style:list-style-name="L7">
      <style:text-properties officeooo:rsid="3aa3bfb1" officeooo:paragraph-rsid="36feed1e"/>
    </style:style>
    <style:style style:name="P70" style:family="paragraph" style:parent-style-name="Text_20_body" style:list-style-name="L8">
      <style:text-properties officeooo:rsid="3aa3bfb1" officeooo:paragraph-rsid="3aa3bfb1"/>
    </style:style>
    <style:style style:name="P71" style:family="paragraph" style:parent-style-name="Text_20_body" style:list-style-name="L7">
      <style:text-properties officeooo:rsid="39f13955" officeooo:paragraph-rsid="39f13955"/>
    </style:style>
    <style:style style:name="P72" style:family="paragraph" style:parent-style-name="Text_20_body" style:list-style-name="L7">
      <style:text-properties officeooo:rsid="3a72d9d4" officeooo:paragraph-rsid="3a72d9d4"/>
    </style:style>
    <style:style style:name="P73" style:family="paragraph" style:parent-style-name="Text_20_body" style:list-style-name="L7">
      <style:text-properties fo:font-style="normal" officeooo:rsid="3a72d9d4" officeooo:paragraph-rsid="3a72d9d4" style:font-style-asian="normal" style:font-style-complex="normal"/>
    </style:style>
    <style:style style:name="P74" style:family="paragraph" style:parent-style-name="Text_20_body" style:list-style-name="L9">
      <style:text-properties fo:font-style="normal" officeooo:rsid="3a463fd8" officeooo:paragraph-rsid="3a463fd8" style:font-style-asian="normal" style:font-style-complex="normal"/>
    </style:style>
    <style:style style:name="P75" style:family="paragraph" style:parent-style-name="Text_20_body" style:list-style-name="L9">
      <style:text-properties fo:font-style="normal" officeooo:rsid="3a3e0abe" officeooo:paragraph-rsid="3a3e0abe" style:font-style-asian="normal" style:font-style-complex="normal"/>
    </style:style>
    <style:style style:name="P76" style:family="paragraph" style:parent-style-name="Text_20_body" style:list-style-name="L9">
      <style:text-properties fo:font-style="normal" officeooo:rsid="3a43af0f" officeooo:paragraph-rsid="3a43af0f" style:font-style-asian="normal" style:font-style-complex="normal"/>
    </style:style>
    <style:style style:name="P77" style:family="paragraph" style:parent-style-name="Text_20_body" style:list-style-name="L9">
      <style:text-properties fo:font-style="normal" officeooo:rsid="33a90648" officeooo:paragraph-rsid="33a90648" style:font-style-asian="normal" style:font-style-complex="normal"/>
    </style:style>
    <style:style style:name="P78" style:family="paragraph" style:parent-style-name="Text_20_body" style:list-style-name="L9">
      <style:text-properties fo:font-style="normal" officeooo:rsid="33a8d05b" officeooo:paragraph-rsid="33a90648" style:font-style-asian="normal" style:font-style-complex="normal"/>
    </style:style>
    <style:style style:name="P79" style:family="paragraph" style:parent-style-name="Text_20_body" style:list-style-name="L9">
      <style:text-properties fo:font-style="normal" officeooo:rsid="3a589509" officeooo:paragraph-rsid="3a589509" style:font-style-asian="normal" style:font-style-complex="normal"/>
    </style:style>
    <style:style style:name="P80" style:family="paragraph" style:parent-style-name="Text_20_body" style:list-style-name="L7">
      <style:text-properties officeooo:rsid="37b016f0" officeooo:paragraph-rsid="37b016f0"/>
    </style:style>
    <style:style style:name="P81" style:family="paragraph" style:parent-style-name="Text_20_body" style:list-style-name="L7">
      <style:text-properties officeooo:rsid="339fccc0" officeooo:paragraph-rsid="36feed1e"/>
    </style:style>
    <style:style style:name="P82" style:family="paragraph" style:parent-style-name="Text_20_body" style:list-style-name="L7">
      <style:text-properties officeooo:rsid="3279e20a" officeooo:paragraph-rsid="36feed1e"/>
    </style:style>
    <style:style style:name="P83"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84"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85" style:family="paragraph" style:parent-style-name="Text_20_body" style:list-style-name="L9">
      <style:text-properties officeooo:rsid="2c9bc398" officeooo:paragraph-rsid="36fd79c9"/>
    </style:style>
    <style:style style:name="P86" style:family="paragraph" style:parent-style-name="Text_20_body" style:list-style-name="L9">
      <style:text-properties officeooo:rsid="33bbf52c" officeooo:paragraph-rsid="33bbf52c"/>
    </style:style>
    <style:style style:name="P87" style:family="paragraph" style:parent-style-name="Text_20_body" style:list-style-name="L9">
      <style:text-properties officeooo:rsid="33a80abc" officeooo:paragraph-rsid="33a80abc"/>
    </style:style>
    <style:style style:name="P88" style:family="paragraph" style:parent-style-name="Text_20_body" style:list-style-name="L9">
      <style:text-properties officeooo:rsid="36fca773" officeooo:paragraph-rsid="36fca773"/>
    </style:style>
    <style:style style:name="P89" style:family="paragraph" style:parent-style-name="Text_20_body">
      <style:text-properties fo:font-style="italic" officeooo:rsid="3a3d2893" officeooo:paragraph-rsid="3a3d2893" style:font-style-asian="italic" style:font-style-complex="italic"/>
    </style:style>
    <style:style style:name="P90" style:family="paragraph" style:parent-style-name="Text_20_body" style:list-style-name="L9">
      <style:text-properties fo:font-style="italic" officeooo:rsid="3a3e57aa" officeooo:paragraph-rsid="3a3e57aa" style:font-style-asian="italic" style:font-style-complex="italic"/>
    </style:style>
    <style:style style:name="P91" style:family="paragraph" style:parent-style-name="Text_20_body">
      <style:text-properties fo:font-style="italic" officeooo:paragraph-rsid="3c6be572" style:font-style-asian="italic" style:font-style-complex="italic"/>
    </style:style>
    <style:style style:name="P92" style:family="paragraph" style:parent-style-name="Text_20_body">
      <style:text-properties officeooo:rsid="3ea385fe" officeooo:paragraph-rsid="3ea385fe"/>
    </style:style>
    <style:style style:name="P93" style:family="paragraph" style:parent-style-name="Text_20_body" style:list-style-name="L27">
      <style:text-properties officeooo:rsid="3ea385fe" officeooo:paragraph-rsid="3ea385fe"/>
    </style:style>
    <style:style style:name="P94" style:family="paragraph" style:parent-style-name="Text_20_body" style:list-style-name="L9">
      <style:text-properties officeooo:rsid="3a7bf547" officeooo:paragraph-rsid="3a7bf547"/>
    </style:style>
    <style:style style:name="P95" style:family="paragraph" style:parent-style-name="Text_20_body" style:list-style-name="L9">
      <style:text-properties officeooo:rsid="37061743" officeooo:paragraph-rsid="3ebf82fa"/>
    </style:style>
    <style:style style:name="P96" style:family="paragraph" style:parent-style-name="Text_20_body" style:list-style-name="L7">
      <style:text-properties officeooo:rsid="36e655ab" officeooo:paragraph-rsid="3ec17803"/>
    </style:style>
    <style:style style:name="P97" style:family="paragraph" style:parent-style-name="Text_20_body" style:list-style-name="L9">
      <style:text-properties officeooo:rsid="374ad17d" officeooo:paragraph-rsid="3ebe0368"/>
    </style:style>
    <style:style style:name="P98" style:family="paragraph" style:parent-style-name="Text_20_body" style:list-style-name="L9">
      <style:text-properties fo:language="en" fo:country="US" officeooo:rsid="37afcdf1" officeooo:paragraph-rsid="3ebe0368"/>
    </style:style>
    <style:style style:name="P99" style:family="paragraph" style:parent-style-name="Text_20_body" style:list-style-name="L9">
      <style:text-properties officeooo:rsid="3e9be86e" officeooo:paragraph-rsid="3e9be86e"/>
    </style:style>
    <style:style style:name="P100" style:family="paragraph" style:parent-style-name="Text_20_body" style:list-style-name="L9">
      <style:text-properties officeooo:rsid="3e9a9a4c" officeooo:paragraph-rsid="3e9a9a4c"/>
    </style:style>
    <style:style style:name="P101" style:family="paragraph" style:parent-style-name="Text_20_body" style:list-style-name="L9">
      <style:text-properties officeooo:rsid="3c78ce9e" officeooo:paragraph-rsid="3c78ce9e"/>
    </style:style>
    <style:style style:name="P102" style:family="paragraph" style:parent-style-name="Text_20_body" style:list-style-name="L9">
      <style:text-properties officeooo:rsid="3bff2c40" officeooo:paragraph-rsid="3bff2c40"/>
    </style:style>
    <style:style style:name="P103" style:family="paragraph" style:parent-style-name="Text_20_body" style:list-style-name="L9">
      <style:text-properties officeooo:rsid="3bff54f5" officeooo:paragraph-rsid="3bff54f5"/>
    </style:style>
    <style:style style:name="P104" style:family="paragraph" style:parent-style-name="Text_20_body" style:list-style-name="L9">
      <style:text-properties officeooo:rsid="3bc0c43a" officeooo:paragraph-rsid="3bc0c43a"/>
    </style:style>
    <style:style style:name="P105" style:family="paragraph" style:parent-style-name="Text_20_body" style:list-style-name="L9">
      <style:text-properties officeooo:rsid="3414ccfe" officeooo:paragraph-rsid="36e80b4f"/>
    </style:style>
    <style:style style:name="P106" style:family="paragraph" style:parent-style-name="Text_20_body" style:list-style-name="L7">
      <style:text-properties officeooo:rsid="3020b1f3" officeooo:paragraph-rsid="3ec7d21d"/>
    </style:style>
    <style:style style:name="P107" style:family="paragraph" style:parent-style-name="Text_20_body" style:list-style-name="L11">
      <style:text-properties officeooo:paragraph-rsid="3ebe0368"/>
    </style:style>
    <style:style style:name="P108" style:family="paragraph" style:parent-style-name="Text_20_body" style:list-style-name="L12">
      <style:text-properties officeooo:paragraph-rsid="3d69cd93"/>
    </style:style>
    <style:style style:name="P109" style:family="paragraph" style:parent-style-name="Text_20_body">
      <style:text-properties officeooo:rsid="3b4eea96" officeooo:paragraph-rsid="3b4eea96"/>
    </style:style>
    <style:style style:name="P110" style:family="paragraph" style:parent-style-name="Text_20_body" style:list-style-name="L13">
      <style:text-properties officeooo:rsid="3b4eea96" officeooo:paragraph-rsid="3b4eea96"/>
    </style:style>
    <style:style style:name="P111" style:family="paragraph" style:parent-style-name="Text_20_body">
      <style:text-properties officeooo:rsid="38ce9fdb" officeooo:paragraph-rsid="38ce9fdb"/>
    </style:style>
    <style:style style:name="P112" style:family="paragraph" style:parent-style-name="Text_20_body" style:list-style-name="L14">
      <style:text-properties officeooo:rsid="38ce9fdb" officeooo:paragraph-rsid="38ce9fdb"/>
    </style:style>
    <style:style style:name="P113" style:family="paragraph" style:parent-style-name="Text_20_body" style:list-style-name="L15">
      <style:text-properties officeooo:rsid="3915fa4e" officeooo:paragraph-rsid="3915fa4e"/>
    </style:style>
    <style:style style:name="P114" style:family="paragraph" style:parent-style-name="Text_20_body" style:list-style-name="L16">
      <style:text-properties officeooo:paragraph-rsid="3c546974"/>
    </style:style>
    <style:style style:name="P115" style:family="paragraph" style:parent-style-name="Text_20_body" style:list-style-name="L16">
      <style:text-properties officeooo:rsid="3c546974" officeooo:paragraph-rsid="3c546974"/>
    </style:style>
    <style:style style:name="P116" style:family="paragraph" style:parent-style-name="Text_20_body" style:list-style-name="L17">
      <style:text-properties officeooo:rsid="3697c503" officeooo:paragraph-rsid="3697c503"/>
    </style:style>
    <style:style style:name="P117" style:family="paragraph" style:parent-style-name="Text_20_body" style:list-style-name="L18">
      <style:text-properties officeooo:rsid="3c605881" officeooo:paragraph-rsid="3c605881"/>
    </style:style>
    <style:style style:name="P118" style:family="paragraph" style:parent-style-name="Text_20_body" style:list-style-name="L19">
      <style:text-properties officeooo:rsid="37189b7a" officeooo:paragraph-rsid="3a6a5233"/>
    </style:style>
    <style:style style:name="P119" style:family="paragraph" style:parent-style-name="Text_20_body" style:list-style-name="L20">
      <style:text-properties officeooo:rsid="3309b033" officeooo:paragraph-rsid="3a6a5233"/>
    </style:style>
    <style:style style:name="P120" style:family="paragraph" style:parent-style-name="Text_20_body" style:list-style-name="L20">
      <style:text-properties officeooo:rsid="35e3f9d0" officeooo:paragraph-rsid="3a6a5233"/>
    </style:style>
    <style:style style:name="P121" style:family="paragraph" style:parent-style-name="Text_20_body" style:list-style-name="L20">
      <style:text-properties officeooo:rsid="3a73822d" officeooo:paragraph-rsid="3a73822d"/>
    </style:style>
    <style:style style:name="P122" style:family="paragraph" style:parent-style-name="Text_20_body" style:list-style-name="L19">
      <style:text-properties officeooo:rsid="3a68a159" officeooo:paragraph-rsid="3a68a159"/>
    </style:style>
    <style:style style:name="P123" style:family="paragraph" style:parent-style-name="Text_20_body" style:list-style-name="L19">
      <style:text-properties officeooo:rsid="3ec68062" officeooo:paragraph-rsid="3ec68062"/>
    </style:style>
    <style:style style:name="P124" style:family="paragraph" style:parent-style-name="Text_20_body" style:list-style-name="L19">
      <style:text-properties officeooo:rsid="3a68eecf" officeooo:paragraph-rsid="3a68eecf"/>
    </style:style>
    <style:style style:name="P125" style:family="paragraph" style:parent-style-name="Text_20_body" style:list-style-name="L19">
      <style:text-properties officeooo:rsid="3a53735e" officeooo:paragraph-rsid="3a53735e"/>
    </style:style>
    <style:style style:name="P126" style:family="paragraph" style:parent-style-name="Text_20_body" style:list-style-name="L21">
      <style:text-properties officeooo:rsid="3a735f4d" officeooo:paragraph-rsid="3a735f4d"/>
    </style:style>
    <style:style style:name="P127" style:family="paragraph" style:parent-style-name="Text_20_body" style:list-style-name="L22">
      <style:text-properties officeooo:rsid="3a735f4d" officeooo:paragraph-rsid="3a735f4d"/>
    </style:style>
    <style:style style:name="P128" style:family="paragraph" style:parent-style-name="Text_20_body" style:list-style-name="L23">
      <style:text-properties officeooo:rsid="3a735f4d" officeooo:paragraph-rsid="3a735f4d"/>
    </style:style>
    <style:style style:name="P129" style:family="paragraph" style:parent-style-name="Text_20_body" style:list-style-name="L23">
      <style:text-properties officeooo:rsid="3a747284" officeooo:paragraph-rsid="3a747284"/>
    </style:style>
    <style:style style:name="P130" style:family="paragraph" style:parent-style-name="Text_20_body" style:list-style-name="L23">
      <style:text-properties officeooo:rsid="3a796459" officeooo:paragraph-rsid="3a796459"/>
    </style:style>
    <style:style style:name="P131" style:family="paragraph" style:parent-style-name="Text_20_body" style:list-style-name="L24">
      <style:text-properties officeooo:rsid="3dd4a44e" officeooo:paragraph-rsid="3ec94f31"/>
    </style:style>
    <style:style style:name="P132" style:family="paragraph" style:parent-style-name="Text_20_body" style:list-style-name="L4">
      <style:text-properties officeooo:rsid="3ecb6fdd" officeooo:paragraph-rsid="3ecb6fdd"/>
    </style:style>
    <style:style style:name="P133" style:family="paragraph" style:parent-style-name="Text_20_body">
      <style:text-properties officeooo:rsid="3ecb6fdd" officeooo:paragraph-rsid="3ecb6fdd"/>
    </style:style>
    <style:style style:name="P134" style:family="paragraph" style:parent-style-name="Text_20_body" style:list-style-name="L27">
      <style:text-properties officeooo:paragraph-rsid="3ea385fe"/>
    </style:style>
    <style:style style:name="P135" style:family="paragraph" style:parent-style-name="Text_20_body" style:list-style-name="L28">
      <style:text-properties officeooo:paragraph-rsid="3c6be572"/>
    </style:style>
    <style:style style:name="P136" style:family="paragraph" style:parent-style-name="Text_20_body">
      <style:text-properties officeooo:paragraph-rsid="3a3d2893"/>
    </style:style>
    <style:style style:name="P137" style:family="paragraph" style:parent-style-name="Text_20_body" style:list-style-name="L29">
      <style:text-properties officeooo:paragraph-rsid="3a3d2893"/>
    </style:style>
    <style:style style:name="P138" style:family="paragraph" style:parent-style-name="Text_20_body" style:list-style-name="L30">
      <style:text-properties officeooo:paragraph-rsid="3a3e0abe"/>
    </style:style>
    <style:style style:name="P139" style:family="paragraph" style:parent-style-name="Text_20_body" style:list-style-name="L30">
      <style:text-properties officeooo:paragraph-rsid="3a4591ca"/>
    </style:style>
    <style:style style:name="P140" style:family="paragraph" style:parent-style-name="Text_20_body" style:list-style-name="L31">
      <style:text-properties officeooo:paragraph-rsid="3b38dbf6"/>
    </style:style>
    <style:style style:name="P141" style:family="paragraph" style:parent-style-name="Text_20_body" style:list-style-name="L31">
      <style:text-properties officeooo:paragraph-rsid="3ecb6fdd"/>
    </style:style>
    <style:style style:name="P142" style:family="paragraph" style:parent-style-name="Text_20_body">
      <style:text-properties officeooo:paragraph-rsid="3a41bb48"/>
    </style:style>
    <style:style style:name="P143" style:family="paragraph" style:parent-style-name="Text_20_body">
      <style:text-properties officeooo:paragraph-rsid="3ab46809"/>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3e734d5b" style:font-style-asian="italic" style:font-style-complex="italic"/>
    </style:style>
    <style:style style:name="T13" style:family="text">
      <style:text-properties fo:font-style="italic" officeooo:rsid="3eb5997b" style:font-style-asian="italic" style:font-style-complex="italic"/>
    </style:style>
    <style:style style:name="T14" style:family="text">
      <style:text-properties fo:font-style="italic" officeooo:rsid="3a3d2893" style:font-style-asian="italic" style:font-style-complex="italic"/>
    </style:style>
    <style:style style:name="T15" style:family="text">
      <style:text-properties fo:font-style="italic" officeooo:rsid="3a41bb4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3a405660" style:font-style-asian="normal" style:font-style-complex="normal"/>
    </style:style>
    <style:style style:name="T18" style:family="text">
      <style:text-properties fo:font-style="normal" officeooo:rsid="3a424cc0" style:font-style-asian="normal" style:font-style-complex="normal"/>
    </style:style>
    <style:style style:name="T19" style:family="text">
      <style:text-properties fo:font-style="normal" officeooo:rsid="3a43a215" style:font-style-asian="normal" style:font-style-complex="normal"/>
    </style:style>
    <style:style style:name="T20" style:family="text">
      <style:text-properties fo:font-style="normal" officeooo:rsid="3eca56fb" style:font-style-asian="normal" style:font-style-complex="normal"/>
    </style:style>
    <style:style style:name="T21" style:family="text">
      <style:text-properties fo:font-style="normal" officeooo:rsid="3a3d2893" style:font-style-asian="normal" style:font-style-complex="normal"/>
    </style:style>
    <style:style style:name="T22" style:family="text">
      <style:text-properties fo:font-style="normal" officeooo:rsid="3a3e0abe" style:font-style-asian="normal" style:font-style-complex="normal"/>
    </style:style>
    <style:style style:name="T23" style:family="text">
      <style:text-properties fo:font-style="normal" officeooo:rsid="3a4591ca" style:font-style-asian="normal" style:font-style-complex="normal"/>
    </style:style>
    <style:style style:name="T24" style:family="text">
      <style:text-properties fo:font-style="normal" officeooo:rsid="3b38dbf6" style:font-style-asian="normal" style:font-style-complex="normal"/>
    </style:style>
    <style:style style:name="T25" style:family="text">
      <style:text-properties fo:font-style="normal" officeooo:rsid="3a41bb48" style:font-style-asian="normal" style:font-style-complex="normal"/>
    </style:style>
    <style:style style:name="T26" style:family="text">
      <style:text-properties fo:font-style="normal" fo:background-color="transparent" loext:char-shading-value="0" style:font-style-asian="normal" style:font-style-complex="normal"/>
    </style:style>
    <style:style style:name="T27" style:family="text">
      <style:text-properties fo:font-style="normal" officeooo:rsid="3ec7d21d" fo:background-color="transparent" loext:char-shading-value="0" style:font-style-asian="normal" style:font-style-complex="normal"/>
    </style:style>
    <style:style style:name="T28" style:family="text">
      <style:text-properties fo:font-style="normal" officeooo:rsid="27e08a27" style:language-asian="cs" style:country-asian="CZ" style:font-style-asian="normal" style:font-style-complex="normal"/>
    </style:style>
    <style:style style:name="T29" style:family="text">
      <style:text-properties fo:font-style="normal" officeooo:rsid="3d9c2686" style:language-asian="cs" style:country-asian="CZ" style:font-style-asian="normal" style:font-style-complex="normal"/>
    </style:style>
    <style:style style:name="T30" style:family="text">
      <style:text-properties fo:language="en" fo:country="US" officeooo:rsid="3605a9e1"/>
    </style:style>
    <style:style style:name="T31" style:family="text">
      <style:text-properties fo:font-weight="bold" officeooo:rsid="3c546974"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3ebe0368" style:font-weight-asian="normal" style:font-weight-complex="normal"/>
    </style:style>
    <style:style style:name="T34" style:family="text">
      <style:text-properties fo:color="#6482ff" officeooo:rsid="1a1cdfe0" style:language-asian="cs" style:country-asian="CZ"/>
    </style:style>
    <style:style style:name="T35" style:family="text">
      <style:text-properties officeooo:rsid="2e68a41c"/>
    </style:style>
    <style:style style:name="T36" style:family="text">
      <style:text-properties officeooo:rsid="3022a04c"/>
    </style:style>
    <style:style style:name="T37" style:family="text">
      <style:text-properties officeooo:rsid="3309d2f0"/>
    </style:style>
    <style:style style:name="T38" style:family="text">
      <style:text-properties officeooo:rsid="33a8d05b"/>
    </style:style>
    <style:style style:name="T39" style:family="text">
      <style:text-properties officeooo:rsid="33aaf01c"/>
    </style:style>
    <style:style style:name="T40" style:family="text">
      <style:text-properties officeooo:rsid="34f4f7b4"/>
    </style:style>
    <style:style style:name="T41" style:family="text">
      <style:text-properties officeooo:rsid="35e24b1f"/>
    </style:style>
    <style:style style:name="T42" style:family="text">
      <style:text-properties officeooo:rsid="35e37636"/>
    </style:style>
    <style:style style:name="T43" style:family="text">
      <style:text-properties officeooo:rsid="35e57e9c"/>
    </style:style>
    <style:style style:name="T44" style:family="text">
      <style:text-properties fo:font-variant="normal" fo:text-transform="none" fo:color="#000000" style:font-name="Verdana" fo:font-size="7.19999980926514pt" fo:letter-spacing="normal" fo:font-style="normal" fo:font-weight="normal"/>
    </style:style>
    <style:style style:name="T45" style:family="text">
      <style:text-properties fo:font-variant="normal" fo:text-transform="none" fo:color="#000000" style:font-name="Verdana" fo:font-size="7.19999980926514pt" fo:letter-spacing="normal" fo:font-style="normal" fo:font-weight="normal" officeooo:rsid="36ffdfcb"/>
    </style:style>
    <style:style style:name="T46" style:family="text">
      <style:text-properties fo:font-variant="normal" fo:text-transform="none" fo:color="#000000" style:font-name="Verdana" fo:font-size="5.15000009536743pt" fo:letter-spacing="normal" fo:font-style="normal" fo:font-weight="normal" officeooo:rsid="3c6be572"/>
    </style:style>
    <style:style style:name="T47" style:family="text">
      <style:text-properties fo:font-variant="normal" fo:text-transform="none" fo:color="#000000" style:font-name="CharisSILW" fo:font-size="6.44999980926514pt" fo:letter-spacing="normal" fo:font-style="normal" fo:font-weight="normal"/>
    </style:style>
    <style:style style:name="T48" style:family="text">
      <style:text-properties fo:font-variant="normal" fo:text-transform="none" fo:color="#333333" style:font-name="CharisSILW" fo:font-size="9pt" fo:letter-spacing="normal" fo:font-style="normal" fo:font-weight="normal" officeooo:rsid="3d69cd93"/>
    </style:style>
    <style:style style:name="T49" style:family="text">
      <style:text-properties officeooo:rsid="3602e46a"/>
    </style:style>
    <style:style style:name="T50" style:family="text">
      <style:text-properties officeooo:rsid="36ed2054"/>
    </style:style>
    <style:style style:name="T51" style:family="text">
      <style:text-properties officeooo:rsid="37070849"/>
    </style:style>
    <style:style style:name="T52" style:family="text">
      <style:text-properties officeooo:rsid="3728c3b1"/>
    </style:style>
    <style:style style:name="T53" style:family="text">
      <style:text-properties officeooo:rsid="37b016f0"/>
    </style:style>
    <style:style style:name="T54" style:family="text">
      <style:text-properties officeooo:rsid="39bb9bcd"/>
    </style:style>
    <style:style style:name="T55" style:family="text">
      <style:text-properties officeooo:rsid="3a463fd8"/>
    </style:style>
    <style:style style:name="T56" style:family="text">
      <style:text-properties officeooo:rsid="3a4ed03c"/>
    </style:style>
    <style:style style:name="T57" style:family="text">
      <style:text-properties officeooo:rsid="3a66eab9"/>
    </style:style>
    <style:style style:name="T58" style:family="text">
      <style:text-properties officeooo:rsid="3a68eecf"/>
    </style:style>
    <style:style style:name="T59" style:family="text">
      <style:text-properties officeooo:rsid="3a747284"/>
    </style:style>
    <style:style style:name="T60" style:family="text">
      <style:text-properties officeooo:rsid="3a796459"/>
    </style:style>
    <style:style style:name="T61" style:family="text">
      <style:text-properties officeooo:rsid="3ab46809"/>
    </style:style>
    <style:style style:name="T62" style:family="text">
      <style:text-properties fo:color="#000000" style:font-name="CharisSILW" fo:font-size="6.44999980926514pt" fo:letter-spacing="normal" fo:font-style="italic" fo:font-weight="normal"/>
    </style:style>
    <style:style style:name="T63" style:family="text">
      <style:text-properties officeooo:rsid="22404075" style:language-asian="cs" style:country-asian="CZ"/>
    </style:style>
    <style:style style:name="T64" style:family="text">
      <style:text-properties officeooo:rsid="228a0369" style:language-asian="cs" style:country-asian="CZ"/>
    </style:style>
    <style:style style:name="T65" style:family="text">
      <style:text-properties officeooo:rsid="3d9377ea"/>
    </style:style>
    <style:style style:name="T66" style:family="text">
      <style:text-properties fo:color="#faa61a" officeooo:rsid="3d9377ea"/>
    </style:style>
    <style:style style:name="T67" style:family="text">
      <style:text-properties officeooo:rsid="3e734d5b"/>
    </style:style>
    <style:style style:name="T68" style:family="text">
      <style:text-properties officeooo:rsid="27ea0ea6"/>
    </style:style>
    <style:style style:name="T69" style:family="text">
      <style:text-properties officeooo:rsid="3e9b09e9"/>
    </style:style>
    <style:style style:name="T70" style:family="text">
      <style:text-properties officeooo:rsid="3eb76bee"/>
    </style:style>
    <style:style style:name="T71" style:family="text">
      <style:text-properties officeooo:rsid="3ebe0368"/>
    </style:style>
    <style:style style:name="T72" style:family="text">
      <style:text-properties officeooo:rsid="3d69cd93"/>
    </style:style>
    <style:style style:name="T73" style:family="text">
      <style:text-properties officeooo:rsid="3c546974"/>
    </style:style>
    <style:style style:name="T74" style:family="text">
      <style:text-properties officeooo:rsid="3ebfa7d9"/>
    </style:style>
    <style:style style:name="T75" style:family="text">
      <style:text-properties officeooo:rsid="3ec2de4d"/>
    </style:style>
    <style:style style:name="T76" style:family="text">
      <style:text-properties officeooo:rsid="3ec7d21d"/>
    </style:style>
    <style:style style:name="T77" style:family="text">
      <style:text-properties officeooo:rsid="3ecab493"/>
    </style:style>
    <style:style style:name="T78" style:family="text">
      <style:text-properties officeooo:rsid="37385ef0"/>
    </style:style>
    <style:style style:name="T79" style:family="text">
      <style:text-properties officeooo:rsid="3ecb6fdd"/>
    </style:style>
    <style:style style:name="T80" style:family="text">
      <style:text-properties officeooo:rsid="3ea385fe"/>
    </style:style>
    <style:style style:name="T81" style:family="text">
      <style:text-properties officeooo:rsid="3c6be57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Charsheety</text:h>
      <text:list xml:id="list3503215034" text:style-name="L1">
        <text:list-item>
          <text:p text:style-name="P44">Válečník <text:span text:style-name="T70">(tmp.xcf)</text:span></text:p>
          <text:list>
            <text:list-item>
              <text:p text:style-name="P44">Vlastnost do sekce Na dálku</text:p>
              <text:list>
                <text:list-item>
                  <text:p text:style-name="P44">Celou by ji to chtělo rozšířit. Ale na úkor čeho?</text:p>
                </text:list-item>
              </text:list>
            </text:list-item>
            <text:list-item>
              <text:p text:style-name="P44">Mezera na řádku v sekci Na blízko</text:p>
            </text:list-item>
            <text:list-item>
              <text:p text:style-name="P45">Možná prohodit Schopnosti a Dovednosti</text:p>
            </text:list-item>
          </text:list>
        </text:list-item>
      </text:list>
      <text:h text:style-name="Heading_20_1" text:outline-level="1">Formátování</text:h>
      <text:list xml:id="list1241219691" text:style-name="L2">
        <text:list-item>
          <text:p text:style-name="P46"><text:span text:style-name="T4">T</text:span><text:span text:style-name="T5">ODO: V textu kurzívou (což je typicky přímá řeč za postavu) nezvýrazňovat kouzla a předměty.</text:span></text:p>
        </text:list-item>
        <text:list-item>
          <text:p text:style-name="P48"><text:span text:style-name="T5">T</text:span><text:span text:style-name="T1">ODO: Udělat character styl pro zranění bleskem (a ohněm, atd.).</text:span></text:p>
        </text:list-item>
        <text:list-item>
          <text:p text:style-name="P49">TODO: Udělat character styl pro Osobu.</text:p>
        </text:list-item>
        <text:list-item>
          <text:p text:style-name="P50">Styly pro barvy zranění:</text:p>
          <text:list>
            <text:list-item>
              <text:p text:style-name="P38"><text:span text:style-name="T66">duševní</text:span><text:span text:style-name="T65"> zranění</text:span></text:p>
            </text:list-item>
            <text:list-item>
              <text:p text:style-name="P39"><text:span text:style-name="T29">z</text:span><text:span text:style-name="T28">ranění</text:span><text:span text:style-name="T63"> </text:span><text:span text:style-name="T64">4</text:span><text:span text:style-name="T63">kz </text:span><text:span text:style-name="T34">bleskem</text:span></text:p>
            </text:list-item>
            <text:list-item>
              <text:p text:style-name="P40">zranění bodem</text:p>
            </text:list-item>
          </text:list>
        </text:list-item>
        <text:list-item>
          <text:p text:style-name="P47"><text:span text:style-name="T68">TODO: Prokliky (cross-reference) na kouzla a schopnosti (</text:span><text:span text:style-name="T12">neviditelnost</text:span><text:span text:style-name="T67">)</text:span></text:p>
          <text:list>
            <text:list-item>
              <text:p text:style-name="P58">Problém: Budou asi s velkým písmenem...</text:p>
            </text:list-item>
          </text:list>
        </text:list-item>
        <text:list-item>
          <text:p text:style-name="P59">Opravit uvozovky</text:p>
        </text:list-item>
        <text:list-item>
          <text:p text:style-name="P59">Vysvělit, že italikou mluví hráči za postavu a normálním písmem za hráče.<text:line-break/>/<text:span text:style-name="T39">* Někde vysvětlit, co v příkladech znamená přímá řeč v kurzívě (asi do kapitoly, kde se mluví o hraní v roli a mimo ni). */</text:span></text:p>
          <text:list>
            <text:list-item>
              <text:p text:style-name="P59">Všude zkontrolovat, že to tak opravdu je.</text:p>
            </text:list-item>
          </text:list>
        </text:list-item>
      </text:list>
      <text:h text:style-name="Heading_20_1" text:outline-level="1">Netříděné TODO</text:h>
      <text:p text:style-name="P6">TODO: Sandboxové prvky, moduly a podobně.</text:p>
      <text:list xml:id="list3101141505" text:style-name="L3">
        <text:list-item>
          <text:p text:style-name="P61">Asi jen návod pro PJe, jak to použít.</text:p>
          <text:list>
            <text:list-item>
              <text:p text:style-name="P62">musíš o tom dát hráčům vědět.</text:p>
            </text:list-item>
          </text:list>
        </text:list-item>
      </text:list>
      <text:p text:style-name="P5">TODO: <text:span text:style-name="T79">Ještě jednou z</text:span>vážit, jestli by Velikost (a tedy počet životů) neměl mít nějakou explicitní counterbalance.</text:p>
      <text:list xml:id="list1571313522" text:style-name="L4">
        <text:list-item>
          <text:p text:style-name="P63"><text:span text:style-name="T78">Otázka je, jakou. Kroll je velkej a ještě navíc má ultrasluch.</text:span></text:p>
        </text:list-item>
        <text:list-item>
          <text:p text:style-name="P132">(Zmínil jsem, že velikost má i své nevýhody – malé chodby a tak, a že jsou různé velikosti vybavení)</text:p>
        </text:list-item>
      </text:list>
      <text:p text:style-name="P4">TODO: Zmínit někde koncept magenergie (v popisu světa?)</text:p>
      <text:p text:style-name="P31">TODO: Zvedat limit na počet připoutaných předmětů hned na 2. úrovni možná není dobře – znamená to, že na prvních dvou úrovních budou postavy získávat předměty mnohem rychlejš než později.<text:line-break/><text:tab/><text:span text:style-name="T37">(Chtěl jsem se ale trefit mimo úrovně, kde se zvedají atributy...)</text:span></text:p>
      <text:h text:style-name="Heading_20_1" text:outline-level="1">Kapitoly</text:h>
      <text:h text:style-name="Heading_20_2" text:outline-level="2">Tvoje postava</text:h>
      <text:p text:style-name="P28">TODO: Měl by mít hobit čich jako pes?</text:p>
      <text:list xml:id="list872293161" text:style-name="L5">
        <text:list-item>
          <text:p text:style-name="P64">Asi ano, ať není zbytečně moc kategorií</text:p>
        </text:list-item>
      </text:list>
      <text:p text:style-name="P12">TODO: V kapitole Minulost zmínit, kým postava být nemůže - strop na společenské postavení?</text:p>
      <text:p text:style-name="P27"><text:span text:style-name="Emphasis"><text:span text:style-name="T26">TODO: Známosti - možná je explicitně vypisovat na deník?</text:span></text:span></text:p>
      <text:p text:style-name="P11">TODO: Rozhodnout, jak se budou počítat životy.</text:p>
      <text:list xml:id="list2500702009" text:style-name="L6">
        <text:list-item>
          <text:p text:style-name="P65">Jen podle velikosti? (Takže debuff Síly nesníží životy?)</text:p>
        </text:list-item>
        <text:list-item>
          <text:p text:style-name="P66"><text:span text:style-name="Emphasis"><text:span text:style-name="T27">Snížení Síly životy sníží (někde jsem to měl napsané, nemůžu to najít), protože při přestupu na vyšší úroveň se se zvýšením Síly životy zvyšujou a mělo by to být konzistentní.</text:span></text:span></text:p>
        </text:list-item>
      </text:list>
      <text:h text:style-name="Heading_20_2" text:outline-level="2">Dovednosti</text:h>
      <text:list xml:id="list1905962338" text:style-name="L7">
        <text:list-item>
          <text:list>
            <text:list-item>
              <text:p text:style-name="P67">IDEA: Zloděj (ostraňování a líčení pastí) pozná, co past dělá a jak se dá vypnout (kam vede mechanismus a tak).<text:line-break/>- <text:span text:style-name="T56">respektive spíš asi jen co je to za mechanismus (nášlapná dlaždice vs propadlo, výmetnice na šipku vs na kouzlo a podobně).</text:span></text:p>
            </text:list-item>
            <text:list-item>
              <text:p text:style-name="P68"><text:soft-page-break/>TODO: Do kapitoly Dovednosti dát odkazy na kapitoly v Herních postupech, kde se mluví o použití příslušné dovednosti.</text:p>
            </text:list-item>
          </text:list>
        </text:list-item>
        <text:list-item>
          <text:p text:style-name="P69">TODO: Jezdectví</text:p>
        </text:list-item>
      </text:list>
      <text:list xml:id="list1627687307" text:style-name="L8">
        <text:list-item>
          <text:list>
            <text:list-item>
              <text:list>
                <text:list-item>
                  <text:p text:style-name="P70">Obyčejné cestování zvládne každý. Popohnat koně do <text:s/>trysku, skákat s ním přes překážky, kličkovat, střílet ze sedla a podobně už se ale musí umět.</text:p>
                </text:list-item>
              </text:list>
            </text:list-item>
          </text:list>
        </text:list-item>
      </text:list>
      <text:list xml:id="list150521959445398" text:continue-list="list1905962338" text:style-name="L7">
        <text:list-item>
          <text:p text:style-name="P37">Hobiti a kudůci preferují poníky.</text:p>
          <text:list>
            <text:list-item>
              <text:p text:style-name="P71">TODO: Zvážit dovednost řemeslná zručnost (nebo tak něco).</text:p>
            </text:list-item>
            <text:list-item>
              <text:p text:style-name="P72">TODO: Zvážit dovednost <text:span text:style-name="T11">znalost kouzel</text:span><text:span text:style-name="T16"> (umožní z run poznat, co je to za kouzlo).</text:span></text:p>
              <text:list>
                <text:list-item>
                  <text:p text:style-name="P73">Asi ne, nebylo by dost příležitostí k použití.</text:p>
                </text:list-item>
              </text:list>
            </text:list-item>
            <text:list-item>
              <text:p text:style-name="P60">Předělat dovednosti</text:p>
              <text:list>
                <text:list-item>
                  <text:p text:style-name="P80">Kapitola Dovednosti je přepsaná, ale ještě bude potřeba vyřešit Soupeření (TODO).</text:p>
                </text:list-item>
              </text:list>
            </text:list-item>
            <text:list-item>
              <text:p text:style-name="P81">Všichni si vybírají 2 dovednosti</text:p>
              <text:list>
                <text:list-item>
                  <text:p text:style-name="P80">Tímhle si nejsem úplně jistej, u kouzelníka jsem už na první úrovni měl problém, co za druhou dovednost si vybrat (ok, zapomněl jsem na jazyky, tam se asi dá vyřádit).</text:p>
                </text:list-item>
              </text:list>
            </text:list-item>
            <text:list-item>
              <text:p text:style-name="P82">TODO: Plížení</text:p>
              <text:list>
                <text:list-item>
                  <text:p text:style-name="P83"><text:soft-page-break/>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84">TODO: Pokud se bude házet na Finesu (a při pronásledování na Sílu), tak to opravit ve Vedení hry – Kdy se hází. <text:span text:style-name="T53">A pokud ne, tak to opravit v představení vlastností v tvorbě postavy.</text:span></text:p>
                </text:list-item>
              </text:list>
            </text:list-item>
          </text:list>
        </text:list-item>
      </text:list>
      <text:h text:style-name="Heading_20_2" text:outline-level="2">Živobytí</text:h>
      <text:p text:style-name="P9">TODO (Kapitola vůbec není)</text:p>
      <text:p text:style-name="P25">TODO: Skupinové živobytí (sleva za každou postavu nad první?)</text:p>
      <text:h text:style-name="Heading_20_2" text:outline-level="2">Výbava</text:h>
      <text:list xml:id="list4034343441" text:style-name="L9">
        <text:list-item>
          <text:list>
            <text:list-item>
              <text:p text:style-name="P85">TODO: Tvoje postava - Výbava</text:p>
            </text:list-item>
            <text:list-item>
              <text:p text:style-name="P86">Startovní výbava</text:p>
            </text:list-item>
            <text:list-item>
              <text:p text:style-name="P87">Tabulka zbraní</text:p>
              <text:list>
                <text:list-item>
                  <text:p text:style-name="P88">Možná ji spíš dát do kapitoly Boj?</text:p>
                </text:list-item>
              </text:list>
            </text:list-item>
          </text:list>
        </text:list-item>
      </text:list>
      <text:h text:style-name="P42" text:outline-level="2"><text:soft-page-break/>Schopnosti povolání</text:h>
      <text:h text:style-name="P41" text:outline-level="3">Válečník</text:h>
      <text:p text:style-name="P17">TODO: Schopnost <text:span text:style-name="T11">ochránce</text:span> nejspíš po změnách soubojáku přestane dávat smysl (beztak se mi nelíbila).</text:p>
      <text:p text:style-name="P18">TODO: <text:span text:style-name="T13">Rychlý boj</text:span> a obránce jde kombinovat (bránit někoho před dvěma útočníky, nebo třeba před jedním bránit a druhýho zranit).</text:p>
      <text:p text:style-name="P33">TODO: Válečnická schopnost <text:span text:style-name="T11">ocelový stisk</text:span></text:p>
      <text:p text:style-name="P33"><text:span text:style-name="T41">(Máš ve stisku sílu jako svěrák)</text:span><text:line-break/>(Nejde disarmnout, nedá se mu vytrhnout ze sevření, atd.)<text:line-break/><text:span text:style-name="T42">(Když někoho chytneš <text:s/>- dostaneš ho do nevýhody, máš proti němu holou rukou zranění +3).</text:span></text:p>
      <text:h text:style-name="Heading_20_3" text:outline-level="3">Kou<text:span text:style-name="T57">zelník</text:span></text:h>
      <text:p text:style-name="P92">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4269284553" text:style-name="L27">
        <text:list-item>
          <text:p text:style-name="P93">vyžaduje gestikulaci celýma rukama</text:p>
        </text:list-item>
        <text:list-item>
          <text:p text:style-name="P134"><text:span text:style-name="T80">vyžaduje nahlas vyslovit zaklínací formuli</text:span></text:p>
        </text:list-item>
        <text:list-item>
          <text:p text:style-name="P134"><text:span text:style-name="T80">postih za zbroj</text:span></text:p>
        </text:list-item>
      </text:list>
      <text:p text:style-name="P91"><text:span text:style-name="T81">Montyho čardáš</text:span></text:p>
      <text:list xml:id="list1342837706" text:style-name="L28">
        <text:list-item>
          <text:p text:style-name="P135"><text:span text:style-name="T46">Sešlu Tašin smích!</text:span><text:span text:style-name="T81"><text:line-break/></text:span><text:span text:style-name="T46">Hm, nehodil to.</text:span><text:span text:style-name="T81"><text:line-break/></text:span><text:span text:style-name="T46">Zatímco se směje, svážu ho, aby se nemohl hýbat.</text:span><text:span text:style-name="T81"><text:line-break/></text:span><text:span text:style-name="T46">Když se nemůže hýbat, tak mu naliju do krku ten uspávací lektvar.</text:span><text:span text:style-name="T81"><text:line-break/></text:span><text:span text:style-name="T46">Hm, usnul.</text:span><text:span text:style-name="T81"><text:line-break/></text:span><text:span text:style-name="T46">Když spí, tak mu jednoduše přiložím nůž ke krku a podříznu ho.</text:span><text:span text:style-name="T81"> </text:span></text:p>
        </text:list-item>
      </text:list>
      <text:p text:style-name="P136"><text:span text:style-name="T55">Teleportaci zatím vidím na tři kouzla:</text:span></text:p>
      <text:list xml:id="list1453098410" text:style-name="L29">
        <text:list-item>
          <text:p text:style-name="P137"><text:soft-page-break/><text:span text:style-name="T14">Hyperprostor</text:span><text:span text:style-name="T21">: self only, krátká vzdálenost, na viditelnost.</text:span></text:p>
        </text:list-item>
      </text:list>
      <text:list xml:id="list150520552804963" text:continue-list="list4034343441" text:style-name="L9">
        <text:list-item>
          <text:list>
            <text:list-item>
              <text:p text:style-name="P90"><text:span text:style-name="T16">Tzn. kouzelník se dostane i za mříž, ale sám </text:span><text:span text:style-name="T17">(což je otázka, jestli je dobře...)</text:span><text:span text:style-name="T16">.</text:span></text:p>
            </text:list-item>
            <text:list-item>
              <text:p text:style-name="P74">Asi by to i tak mělo bejt mistrovské kouzlo, ať to nerozbíjí lowlevelové dungeony.</text:p>
            </text:list-item>
          </text:list>
        </text:list-item>
      </text:list>
      <text:p text:style-name="P89">Návrat:<text:span text:style-name="T1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1771542888" text:style-name="L30">
        <text:list-item>
          <text:p text:style-name="P138"><text:span text:style-name="T22">Chtěl bych to dát na víc cílů, ale pak budu zase muset řešit friend/foe.</text:span></text:p>
        </text:list-item>
        <text:list-item>
          <text:p text:style-name="P139"><text:span text:style-name="T23">Umožnit to kouzlit i na někoho jinýho je důležitý, protože pak bude mít kouzelník dilema, jestli utéct sám, nebo zachránit někoho jinýho (což je zajímavej herní moment). Pokud to půjde jen na jeden cíl, tak by to mohlo být na střední vzdálenost.</text:span></text:p>
        </text:list-item>
        <text:list-item>
          <text:p text:style-name="P138"><text:span text:style-name="T22">Možná se je jich třeba dotknout?</text:span></text:p>
        </text:list-item>
      </text:list>
      <text:list xml:id="list150521842453779" text:continue-list="list150520552804963" text:style-name="L9">
        <text:list-item>
          <text:list>
            <text:list-item>
              <text:p text:style-name="P76">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75">Nebo obráceně: Oni se musí dotknout kouzelníka.</text:p>
            </text:list-item>
            <text:list-item>
              <text:p text:style-name="P74">Možná by mohlo jít, zakouzlit nejdřív někde kotvu – seslat ji na víc cílů, a pak tam všechny tyhle cíle vrátit najednou (mistrovské kouzlo?).</text:p>
            </text:list-item>
          </text:list>
        </text:list-item>
      </text:list>
      <text:p text:style-name="P142"><text:soft-page-break/><text:span text:style-name="T15">Portál:</text:span><text:span text:style-name="T25"> Fyzický, obvykle kamenný portál. Na obou místech je do něj potřeba vyrýt příslušné runy, pak jím půjde procházet. </text:span><text:span text:style-name="T18">Výroba by asi buď měla trvat dlouho </text:span><text:span text:style-name="T19">(asi by to měl bejt rituál – mohlo by to trvat třeba měsíc, nebo tak nějak)</text:span><text:span text:style-name="T18">, nebo bejt hodně drahá (třeba podle vzdálenosti), aby za chvíli ve světě nebylo přeportálováno.</text:span></text:p>
      <text:h text:style-name="Heading_20_3" text:outline-level="3">Alchymista</text:h>
      <text:p text:style-name="P13">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50">vyrábět</text:span>.</text:p>
      <text:list xml:id="list762113052" text:style-name="L10">
        <text:list-item>
          <text:p text:style-name="P51">A pokud ho umí, mohl by bejt znatelně silnější (to bych ale musel ke každému předmětu napsat, co to posílení znamená).</text:p>
          <text:p text:style-name="P52">(Každopádně tak, jak je mám teď, jsou ty suroviny nudný.)</text:p>
        </text:list-item>
        <text:list-item>
          <text:p text:style-name="P53">/* Tohle asi nebude potřeba, pokud budou suroviny za prachy */</text:p>
        </text:list-item>
      </text:list>
      <text:p text:style-name="P16"><text:span text:style-name="T20">TODO: Schopnost </text:span>vidění magenergie</text:p>
      <text:p text:style-name="P14">TODO: Alchymistický recept: Tvárná pasta<text:line-break/>(Umožní přemodelovat pevné věci na něco jinýho).</text:p>
      <text:h text:style-name="Heading_20_2" text:outline-level="2">Herní postupy</text:h>
      <text:h text:style-name="Heading_20_3" text:outline-level="3">Sesílání kouzel</text:h>
      <text:p text:style-name="P9">TODO (Kapitola asi neexistuje)</text:p>
      <text:list xml:id="list150520538214257" text:continue-list="list150521842453779" text:style-name="L9">
        <text:list-item>
          <text:list>
            <text:list-item>
              <text:list>
                <text:list-item>
                  <text:p text:style-name="P94"><text:soft-page-break/>Co je to <text:span text:style-name="T11">soustředění</text:span>, co ho vyžaduje.</text:p>
                </text:list-item>
                <text:list-item>
                  <text:p text:style-name="P95">TODO: <text:span text:style-name="T51">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50521809793317" text:continue-list="list150521959445398" text:style-name="L7">
        <text:list-item>
          <text:p text:style-name="P96">TODO: Pravidla pro svitky s rituálem (nedají se připoutat <text:span text:style-name="T75">(proč ne?)</text:span>, mohou vyžadovat ingredience, mohou být na jedno použití).</text:p>
        </text:list-item>
      </text:list>
      <text:h text:style-name="Heading_20_4" text:outline-level="4">Kouzelné hůlky a prsteny</text:h>
      <text:h text:style-name="Heading_20_3" text:outline-level="3">Boj</text:h>
      <text:list xml:id="list150522035987236" text:continue-list="list150520538214257" text:style-name="L9">
        <text:list-item>
          <text:p text:style-name="P97">TODO: Sloučit plnou obranu a únik z nevýhody?</text:p>
          <text:list>
            <text:list-item>
              <text:p text:style-name="P98">Asi jo – <text:span text:style-name="T1">čím míň pravidel, tím líp.</text:span></text:p>
            </text:list-item>
            <text:list-item>
              <text:p text:style-name="P54">Mechanicky to moc nejde dohromady. Plná obrana dává bonusy na obranu, Únik z nevýhody je ofenzivní akce.</text:p>
            </text:list-item>
          </text:list>
        </text:list-item>
        <text:list-item>
          <text:p text:style-name="P99">TODO: Zmínit, že v těžké zbroji se dá stále bránit Finesou (to je asi spíš ke zbrojím).</text:p>
        </text:list-item>
        <text:list-item>
          <text:p text:style-name="P100">TODO: Napsat kapitolu o taktice v boji</text:p>
          <text:list>
            <text:list-item>
              <text:p text:style-name="P100"><text:span text:style-name="T69">Příklady</text:span> vynucování obrany slabším statem.</text:p>
            </text:list-item>
          </text:list>
        </text:list-item>
        <text:list-item>
          <text:p text:style-name="P101"><text:soft-page-break/>TODO: Příklad chycení zbraně (kopí) nebo ruky se zbraní (dýka).</text:p>
        </text:list-item>
        <text:list-item>
          <text:p text:style-name="P102">TODO: Zrevidovat počítání výhod a nevýhod při obraně Silou nebo Duší.</text:p>
          <text:list>
            <text:list-item>
              <text:p text:style-name="P102">Výhody a nevýhody, které se vztahují k možnosti uhnout, nehrají roli.</text:p>
            </text:list-item>
            <text:list-item>
              <text:p text:style-name="P102">Co nevýhoda za zranění? Asi taky ne...</text:p>
              <text:list>
                <text:list-item>
                  <text:p text:style-name="P103">Vážně zraněný kouzelník určitě bude mít postih.</text:p>
                </text:list-item>
                <text:list-item>
                  <text:p text:style-name="P103">Oslepený kouzelník má asi smůlu (i když – může seslat modrý blesk zhruba někam do prostoru? Asi jo).</text:p>
                </text:list-item>
              </text:list>
            </text:list-item>
            <text:list-item>
              <text:p text:style-name="P103">Co kryt? Asi jo (menší část těla, která může hořet...)</text:p>
            </text:list-item>
          </text:list>
        </text:list-item>
        <text:list-item>
          <text:p text:style-name="P104">TODO: Příklady věcí, které jde obvykle dělat protivníkovi při střelbě, na melee, kouzlama a podobně.</text:p>
        </text:list-item>
        <text:list-item>
          <text:p text:style-name="P105">TODO: Pořadí podle výsledků hodů (příklad se srážením z <text:span text:style-name="T49">naší</text:span> <text:span text:style-name="T49">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1490832631" text:style-name="L31">
        <text:list-item>
          <text:p text:style-name="P141"><text:span text:style-name="T24">Čich (psí, hobití) řekne, kde zhruba neviditelný je.</text:span></text:p>
        </text:list-item>
      </text:list>
      <text:p text:style-name="P133"><text:span text:style-name="T24"/></text:p>
      <text:h text:style-name="Heading_20_3" text:outline-level="3"><text:soft-page-break/>Léčení zranění</text:h>
      <text:p text:style-name="Text_20_body">/<text:span text:style-name="T76">* Možná tuhle kapitolu nazvat spíš Újma a léčení, nebo tak něco (jsou různé druhy újmy, je jen fyzické zranění) */</text:span></text:p>
      <text:p text:style-name="P26">TODO: Explicitně napsat, že životy můžou jít do záporu, a že se pak všechny musejí vyléčit.</text:p>
      <text:p text:style-name="P24">TODO: Co se stane, když některá z vlastností klesne na 0 nebo níž.</text:p>
      <text:list xml:id="list150522045633276" text:continue-list="list150521809793317" text:style-name="L7">
        <text:list-item>
          <text:list>
            <text:list-item>
              <text:p text:style-name="P106">Síla: Vysílení nebo vyčerpání (bezvědomí).</text:p>
            </text:list-item>
            <text:list-item>
              <text:p text:style-name="P106">Finesa: <text:span text:style-name="T36">Točení hlavy, ztráta koordinace a rovnováhy.</text:span></text:p>
            </text:list-item>
            <text:list-item>
              <text:p text:style-name="P106">Duše: Apatie, ztráta příčetnosti nebo zdivočení (kontrolu převezmou instinkty).</text:p>
            </text:list-item>
          </text:list>
        </text:list-item>
      </text:list>
      <text:h text:style-name="Heading_20_2" text:outline-level="2">Hraní za postavu</text:h>
      <text:p text:style-name="P143"><text:span text:style-name="T61">TODO: </text:span><text:span text:style-name="T47">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62">osobitě</text:span></text:span><text:span text:style-name="T47">, že se liší rozhodování barbara z jižních plání od rozhodování šlechtického šermíře.</text:span> </text:p>
      <text:h text:style-name="Heading_20_2" text:outline-level="2">Vedení hry</text:h>
      <text:p text:style-name="P32">TODO: Flagy (co chtějí hráči zažít, získat, atd.) <text:span text:style-name="T30">(To jsem mo</text:span><text:span text:style-name="T3">žná už trochu naznačil</text:span><text:span text:style-name="T30">)</text:span></text:p>
      <text:p text:style-name="P10"><text:span text:style-name="T52">TODO: Znovu zvážit odstavec</text:span> <text:span text:style-name="Strong_20_Emphasis">Vedení hry bez příběhové imunity</text:span></text:p>
      <text:list xml:id="list2118202659" text:style-name="L11">
        <text:list-item>
          <text:p text:style-name="P107"><text:span text:style-name="Strong_20_Emphasis"><text:span text:style-name="T33">(Pieta: </text:span></text:span><text:span text:style-name="Strong_20_Emphasis"><text:span text:style-name="T32">Mezi paranoidní hrou plnou sviní a hrou bez imunity může být docela velkej rozdíl... ...a proto bych řekl, že tam nějaký takový odstavec určitě patří.</text:span></text:span><text:span text:style-name="Strong_20_Emphasis"><text:span text:style-name="T33">)</text:span></text:span></text:p>
        </text:list-item>
      </text:list>
      <text:p text:style-name="P19">TODO:</text:p>
      <text:list xml:id="list245495115" text:style-name="L12">
        <text:list-item>
          <text:p text:style-name="P108"><text:soft-page-break/><text:span text:style-name="T48">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72"><text:line-break/><text:line-break/></text:span><text:span text:style-name="T48">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72"> </text:span></text:p>
        </text:list-item>
      </text:list>
      <text:p text:style-name="P109">TODO: Jak používat Náhodný hod.</text:p>
      <text:list xml:id="list2644448470" text:style-name="L13">
        <text:list-item>
          <text:p text:style-name="P110">Když z výsledku plyne pro postavy riziko, měl bys dát hráčům možnost vybrat si, jestli ho chtějí podsoupit (viz příklad s plížením).</text:p>
        </text:list-item>
      </text:list>
      <text:p text:style-name="P111">TODO: Tvorba NPCček (jeden charakterovej rys, jeden vizuální, jeden rys chování – hláška, gestikulace, styl řeči a pod.)</text:p>
      <text:list xml:id="list3484135018" text:style-name="L14">
        <text:list-item>
          <text:p text:style-name="P112">jako nástroj pro GMa na tvorbu zajímavých NPCček se to dá použít taky, ale neplatí tam omezení, že z toho musí lézt snesitelná postava do družiny (byť se to teda s otravnejma NPCčkama nesmí přehánět)</text:p>
        </text:list-item>
      </text:list>
      <text:p text:style-name="P20">TODO: Pestrost hry (střídat prostředí, druhy zápletek, klidně i žánry)...</text:p>
      <text:list xml:id="list3266966619" text:style-name="L15">
        <text:list-item>
          <text:p text:style-name="P113"><text:soft-page-break/>Na tohle už dokonce kapitolu založenou mám (asi ze Hry bez přípravy).</text:p>
        </text:list-item>
      </text:list>
      <text:p text:style-name="P21">TODO: Když postava spustí past, musíš vždycky říct: „Stalo se to a to, co děláš?“ Nikdy nesmíš rovnou říct: „Hoď si na obranu!“ Výjimkou jsou situace, kdy postava do pasti rovnou vběhne.</text:p>
      <text:p text:style-name="P22"><text:span text:style-name="T71">TODO: </text:span>Monster reaction</text:p>
      <text:list xml:id="list2058601119" text:style-name="L16">
        <text:list-item>
          <text:p text:style-name="P115">Primární roli hraje, co jsou protivníci zač a co chtějí. Medvědice bude bránit své mládě, hladový vlk bude útočit.</text:p>
        </text:list-item>
        <text:list-item>
          <text:p text:style-name="P114"><text:span text:style-name="T73"><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1">vždycky</text:span><text:span text:style-name="T73"> nejdřív mluvit a co bude dál, závisí na průběhu rozhovoru.</text:span></text:p>
        </text:list-item>
        <text:list-item>
          <text:p text:style-name="P115">Není žádnej důvod, proč ve chvíli, kdy postavy chtějí s druhou stranu mluvit, jim do toho házet vidle nepodařeným hodem.</text:p>
        </text:list-item>
      </text:list>
      <text:p text:style-name="P15">Vedení soubojů</text:p>
      <text:list xml:id="list3951357297" text:style-name="L17">
        <text:list-item>
          <text:p text:style-name="P116">TODO: Popisné „dohrávání“ souboje nebo kosení slabých protivníků.</text:p>
        </text:list-item>
      </text:list>
      <text:p text:style-name="P23"><text:span text:style-name="T40">+</text:span>Vedení kampaně</text:p>
      <text:p text:style-name="P23">Příprava</text:p>
      <text:p text:style-name="P23">Impr<text:span text:style-name="T38">o</text:span>v<text:span text:style-name="T38">i</text:span>zace</text:p>
      <text:p text:style-name="P23"/>
      <text:p text:style-name="P34"><text:soft-page-break/>TODO: Vždycky dej hráčům možnost reagovat <text:span text:style-name="T43">(leda by na ně někdo připravil léčku)</text:span>.</text:p>
      <text:p text:style-name="P35">TODO <text:span text:style-name="T77">(napjatá situace – improvizační technika)</text:span>:</text:p>
      <text:p text:style-name="P35"><text:span text:style-name="T44">Napjatá situace jen něco úderného, třeba: "Na ambasádě je bomba!" Může to navrhnout kterýkoliv hráč. Potom společně vymyslíte, proč tam zrovna jsou postavy a jak se jich to týká.</text:span><text:line-break/><text:line-break/><text:span text:style-name="T44">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29">TODO:</text:p>
      <text:p text:style-name="P29"><text:span text:style-name="T44">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4">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4">S tím zjišťováním informací je to podobný. Když postava zajde do knihovny, informaci tam najde. Je to zjevně fun</text:span><text:span text:style-name="T45">k</text:span><text:span text:style-name="T44">ční řešení a já tu informaci chci dostat do hry, takže win-win. Failnutý hod by vedl jen k frustraci jak na straně hráčů (nedaří se nám nic zjistit) tak na mojí (nedaří se mi dostávat informace k hráčům).</text:span><text:line-break/><text:line-break/><text:span text:style-name="T44">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text:soft-page-break/>Bestiář</text:h>
      <text:p text:style-name="P9">TODO</text:p>
      <text:h text:style-name="Heading_20_2" text:outline-level="2">Poklady</text:h>
      <text:list xml:id="list150521206025142" text:continue-list="list150522035987236" text:style-name="L9">
        <text:list-item>
          <text:list>
            <text:list-item>
              <text:p text:style-name="P77">Magické předměty</text:p>
              <text:list>
                <text:list-item>
                  <text:p text:style-name="P77">Ceny magických předmětů</text:p>
                </text:list-item>
              </text:list>
            </text:list-item>
            <text:list-item>
              <text:p text:style-name="P78">Přidělování cenností (money flow)</text:p>
            </text:list-item>
          </text:list>
        </text:list-item>
      </text:list>
      <text:h text:style-name="Heading_20_2" text:outline-level="2">Ceník</text:h>
      <text:list xml:id="list150521438245253" text:continue-numbering="true" text:style-name="L9">
        <text:list-item>
          <text:list>
            <text:list-item>
              <text:p text:style-name="P79">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Heading_20_2" text:outline-level="2">Obecně</text:h>
      <text:list xml:id="list2921799845" text:style-name="L18">
        <text:list-item>
          <text:p text:style-name="P117">TODO na všechny svitky s kouzly napsat, pro jakou jsou classu (Kouzelnické kouzlo, Hraničářské kouzlo...)</text:p>
        </text:list-item>
      </text:list>
      <text:list xml:id="list1414023437" text:style-name="L19">
        <text:list-item>
          <text:p text:style-name="P118">TODO: V hlavičce dungeonu zmínit, pro jaké úrovně je určený (začátečnické, pokročilé, mistrovské).</text:p>
        </text:list-item>
      </text:list>
      <text:list xml:id="list2797229630" text:style-name="L20">
        <text:list-item>
          <text:p text:style-name="P119">TODO: Dát na začátek dungeonů přehled, kolik se tam dá získat kouzelných předmětů (a jakých) a kolik se tam dá celkem vydělat.</text:p>
        </text:list-item>
        <text:list-item>
          <text:p text:style-name="P120">TODO: Všechny pasti a tajné věci by měly být telegrafované (průvan, mech, obraz na stěně atd.)</text:p>
        </text:list-item>
        <text:list-item>
          <text:p text:style-name="P121">TODO: Na svitky napsat, kdo se z nich kouzlo může naučit.</text:p>
        </text:list-item>
      </text:list>
      <text:h text:style-name="Heading_20_2" text:outline-level="2">Pevnost</text:h>
      <text:list xml:id="list150520564863489" text:continue-list="list1414023437" text:style-name="L19">
        <text:list-item>
          <text:p text:style-name="P118">TODO: <text:span text:style-name="T54">t</text:span>ext, podle nějž postavy najdou pevnost.</text:p>
        </text:list-item>
        <text:list-item>
          <text:p text:style-name="P122">T<text:span text:style-name="T58">ODO</text:span> ohnivé šipky v pevnosti nemohou být ohnivé, protože magické pasti vypadají jinak.</text:p>
          <text:list>
            <text:list-item>
              <text:p text:style-name="P123">Nebo ve stěně musejí být magické runy.</text:p>
            </text:list-item>
          </text:list>
        </text:list-item>
      </text:list>
      <text:h text:style-name="Heading_20_2" text:outline-level="2">Důl</text:h>
      <text:list xml:id="list150520873854615" text:continue-numbering="true" text:style-name="L19">
        <text:list-item>
          <text:p text:style-name="P124"><text:soft-page-break/>TODO: Runová stráž by měla asi dělat i něco jinýho než poplach, protože jen vyzní do ztracena (asi paralýzu, to dává smysl).</text:p>
          <text:list>
            <text:list-item>
              <text:p text:style-name="P125"><text:span text:style-name="T58">A </text:span>měla <text:span text:style-name="T58">by</text:span> mít nějaký password.</text:p>
              <text:list>
                <text:list-item>
                  <text:p text:style-name="P125">+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7">Mohl bych zkusit postavám podhodit starou elfskou magii – tepání run do zdí (vyrábění portálů a podobně).</text:p>
      <text:h text:style-name="Heading_20_1" text:outline-level="1"><text:bookmark-start text:name="__RefHeading___Toc23890_4068460501"/>Co <text:span text:style-name="T60">nesmí existovat</text:span><text:bookmark-end text:name="__RefHeading___Toc23890_4068460501"/></text:h>
      <text:p text:style-name="P8">Svitky nebo předměty s <text:span text:style-name="T11">hyperprostorem</text:span>. <text:span text:style-name="T11">Hyperprostor</text:span> na někoho jiného.</text:p>
      <text:list xml:id="list303051846" text:style-name="L21">
        <text:list-item>
          <text:p text:style-name="P126">Celá skupina by se pak například dostala za mříž.</text:p>
        </text:list-item>
        <text:list-item>
          <text:p text:style-name="P126">(Může ale existovat předmět teleportující na pevně dané místo.)</text:p>
        </text:list-item>
      </text:list>
      <text:p text:style-name="P8">Lektvar neviditelnosti.</text:p>
      <text:list xml:id="list132060970" text:style-name="L22">
        <text:list-item>
          <text:p text:style-name="P127">Celá družina by pořád byla neviditelná.</text:p>
        </text:list-item>
      </text:list>
      <text:p text:style-name="P8">Svitek s léčivým kouzlem?</text:p>
      <text:list xml:id="list2222602227" text:style-name="L23">
        <text:list-item>
          <text:p text:style-name="P128">Tohle je otázka. <text:span text:style-name="T59">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29">Možná by léčivé kouzlo ze svitku mělo bejt slabší.</text:p>
          <text:list>
            <text:list-item>
              <text:p text:style-name="P130">Jak to ale udělat? Menší kostka než k6 jsou leda nějaký kz...</text:p>
            </text:list-item>
          </text:list>
        </text:list-item>
      </text:list>
      <text:h text:style-name="Heading_20_1" text:outline-level="1">N<text:span text:style-name="T1">ápady</text:span></text:h>
      <text:p text:style-name="P36"><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2261829283" text:style-name="L24">
        <text:list-item>
          <text:p text:style-name="P55">Dokonce by to mohlo být tak, že za jeden úspěch ho jen nasaje a za dva ho dokáže rovnou vrátit (odrazit).</text:p>
        </text:list-item>
        <text:list-item>
          <text:p text:style-name="P131"><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104089331" text:style-name="L25">
        <text:list-item>
          <text:p text:style-name="P56">Jde používat i cizí hůl, ale čaroděj si ji musí připoutat (asi jako jakýkoliv magický předmět).</text:p>
          <text:p text:style-name="P56">(Aby to ale neskončilo tak, že budu s sebou tahat deset holí s různými kouzly.)</text:p>
        </text:list-item>
      </text:list>
      <text:h text:style-name="Heading_20_3" text:outline-level="3">Theurg</text:h>
      <text:p text:style-name="P30">IDEA: Démoni se nezaklínají do předmětů, místo toho pomáhají theurgovi s výrobou. Kouzelný předmět je pak s tímto démonem magicky spojený, <text:span text:style-name="T35">ale démon do něj není „zakletý“.</text:span></text:p>
      <text:list xml:id="list2223285036" text:style-name="L26">
        <text:list-item>
          <text:p text:style-name="P57">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28T15:05:19.407000000</dc:date>
    <meta:print-date>2113-01-01T00:00:00</meta:print-date>
    <meta:editing-cycles>20439</meta:editing-cycles>
    <meta:editing-duration>P59DT9H52M53S</meta:editing-duration>
    <meta:generator>LibreOffice/6.0.5.2$Windows_X86_64 LibreOffice_project/54c8cbb85f300ac59db32fe8a675ff7683cd5a16</meta:generator>
    <dc:creator>York </dc:creator>
    <meta:document-statistic meta:table-count="0" meta:image-count="0" meta:object-count="0" meta:page-count="21" meta:paragraph-count="205" meta:word-count="2899" meta:character-count="17087" meta:non-whitespace-character-count="14484"/>
  </office:meta>
</office:document-meta>
</file>